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e953" officeooo:paragraph-rsid="0017e953" style:font-size-asian="13.1000003814697pt" style:font-size-complex="15pt"/>
    </style:style>
    <style:style style:name="P2" style:family="paragraph" style:parent-style-name="Standard">
      <style:text-properties fo:font-size="15pt" officeooo:rsid="0018be93" officeooo:paragraph-rsid="0018be93" style:font-size-asian="13.1000003814697pt" style:font-size-complex="15pt"/>
    </style:style>
    <style:style style:name="P3" style:family="paragraph" style:parent-style-name="Standard">
      <style:text-properties fo:font-size="15pt" officeooo:rsid="0018be93" officeooo:paragraph-rsid="0019213c" style:font-size-asian="13.1000003814697pt" style:font-size-complex="15pt"/>
    </style:style>
    <style:style style:name="P4" style:family="paragraph" style:parent-style-name="Standard">
      <style:text-properties fo:font-size="15pt" officeooo:rsid="0018be93" officeooo:paragraph-rsid="00289a63" style:font-size-asian="13.1000003814697pt" style:font-size-complex="15pt"/>
    </style:style>
    <style:style style:name="P5" style:family="paragraph" style:parent-style-name="Standard">
      <style:text-properties fo:font-size="15pt" fo:font-style="normal" officeooo:rsid="0019213c" officeooo:paragraph-rsid="00235c9b" style:font-size-asian="13.1000003814697pt" style:font-style-asian="normal" style:font-size-complex="15pt" style:font-style-complex="normal"/>
    </style:style>
    <style:style style:name="P6" style:family="paragraph" style:parent-style-name="Standard">
      <style:text-properties fo:font-size="22pt" officeooo:rsid="0017e953" officeooo:paragraph-rsid="0017e953" style:font-size-asian="19.25pt" style:font-size-complex="22pt"/>
    </style:style>
    <style:style style:name="P7" style:family="paragraph" style:parent-style-name="Standard">
      <style:text-properties fo:font-weight="bold" officeooo:rsid="0027aeb8" officeooo:paragraph-rsid="0027aeb8" style:font-weight-asian="bold" style:font-weight-complex="bold"/>
    </style:style>
    <style:style style:name="P8" style:family="paragraph" style:parent-style-name="Standard">
      <style:text-properties officeooo:rsid="0019213c" officeooo:paragraph-rsid="0019213c"/>
    </style:style>
    <style:style style:name="P9" style:family="paragraph" style:parent-style-name="Standard">
      <style:text-properties officeooo:rsid="001bf745" officeooo:paragraph-rsid="001bf745"/>
    </style:style>
    <style:style style:name="P10" style:family="paragraph" style:parent-style-name="Standard">
      <style:text-properties officeooo:rsid="001e0f86" officeooo:paragraph-rsid="001e0f86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officeooo:paragraph-rsid="0018be93"/>
    </style:style>
    <style:style style:name="P12" style:family="paragraph" style:parent-style-name="Standard" style:list-style-name="L2">
      <style:text-properties style:text-underline-style="solid" style:text-underline-width="auto" style:text-underline-color="font-color" officeooo:rsid="001e0f86" officeooo:paragraph-rsid="001fce1c"/>
    </style:style>
    <style:style style:name="P13" style:family="paragraph" style:parent-style-name="Standard">
      <style:text-properties style:text-underline-style="solid" style:text-underline-width="auto" style:text-underline-color="font-color" officeooo:rsid="001e0f86" officeooo:paragraph-rsid="001e0f86"/>
    </style:style>
    <style:style style:name="P14" style:family="paragraph" style:parent-style-name="Standard">
      <style:text-properties style:text-underline-style="solid" style:text-underline-width="auto" style:text-underline-color="font-color" officeooo:rsid="001e0f86" officeooo:paragraph-rsid="001fce1c"/>
    </style:style>
    <style:style style:name="P15" style:family="paragraph" style:parent-style-name="Standard">
      <style:text-properties fo:font-style="italic" officeooo:rsid="001bf745" officeooo:paragraph-rsid="001bf745" style:font-style-asian="italic" style:font-style-complex="italic"/>
    </style:style>
    <style:style style:name="P16" style:family="paragraph" style:parent-style-name="Standard">
      <style:text-properties style:text-underline-style="none" officeooo:rsid="001fce1c" officeooo:paragraph-rsid="001fce1c"/>
    </style:style>
    <style:style style:name="P17" style:family="paragraph" style:parent-style-name="Standard">
      <style:text-properties style:text-underline-style="none" officeooo:paragraph-rsid="0018be93"/>
    </style:style>
    <style:style style:name="P18" style:family="paragraph" style:parent-style-name="Standard">
      <style:text-properties style:text-underline-style="none" officeooo:rsid="001e0f86" officeooo:paragraph-rsid="00235c9b"/>
    </style:style>
    <style:style style:name="P19" style:family="paragraph" style:parent-style-name="Standard">
      <style:text-properties fo:font-style="normal" style:text-underline-style="none" officeooo:rsid="001fce1c" officeooo:paragraph-rsid="001fce1c" style:font-style-asian="normal" style:font-style-complex="normal"/>
    </style:style>
    <style:style style:name="P20" style:family="paragraph" style:parent-style-name="Standard">
      <style:text-properties officeooo:rsid="0021a9d9" officeooo:paragraph-rsid="0021a9d9"/>
    </style:style>
    <style:style style:name="T1" style:family="text">
      <style:text-properties officeooo:rsid="0018be93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18be93" style:font-size-asian="13.1000003814697pt" style:font-size-complex="15pt"/>
    </style:style>
    <style:style style:name="T4" style:family="text">
      <style:text-properties fo:font-size="15pt" officeooo:rsid="001a06a4" style:font-size-asian="13.1000003814697pt" style:font-size-complex="15pt"/>
    </style:style>
    <style:style style:name="T5" style:family="text">
      <style:text-properties fo:font-size="15pt" officeooo:rsid="001acde0" style:font-size-asian="13.1000003814697pt" style:font-size-complex="15pt"/>
    </style:style>
    <style:style style:name="T6" style:family="text">
      <style:text-properties fo:font-size="15pt" officeooo:rsid="001fce1c" style:font-size-asian="13.1000003814697pt" style:font-size-complex="15pt"/>
    </style:style>
    <style:style style:name="T7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8" style:family="text">
      <style:text-properties fo:font-size="15pt" fo:font-weight="bold" officeooo:rsid="001a06a4" style:font-size-asian="13.1000003814697pt" style:font-weight-asian="bold" style:font-size-complex="15pt" style:font-weight-complex="bold"/>
    </style:style>
    <style:style style:name="T9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1a06a4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21955e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235c9b" style:font-size-asian="13.1000003814697pt" style:font-weight-asian="normal" style:font-size-complex="15pt" style:font-weight-complex="normal"/>
    </style:style>
    <style:style style:name="T13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14" style:family="text">
      <style:text-properties fo:font-size="15pt" fo:font-style="italic" fo:font-weight="normal" officeooo:rsid="001a06a4" style:font-size-asian="13.1000003814697pt" style:font-style-asian="italic" style:font-weight-asian="normal" style:font-size-complex="15pt" style:font-style-complex="italic" style:font-weight-complex="normal"/>
    </style:style>
    <style:style style:name="T15" style:family="text">
      <style:text-properties fo:font-size="15pt" fo:font-style="italic" officeooo:rsid="001acde0" style:font-size-asian="13.1000003814697pt" style:font-style-asian="italic" style:font-size-complex="15pt" style:font-style-complex="italic"/>
    </style:style>
    <style:style style:name="T16" style:family="text">
      <style:text-properties fo:font-size="15pt" fo:font-style="italic" officeooo:rsid="001a06a4" style:font-size-asian="13.1000003814697pt" style:font-style-asian="italic" style:font-size-complex="15pt" style:font-style-complex="italic"/>
    </style:style>
    <style:style style:name="T17" style:family="text">
      <style:text-properties fo:font-size="15pt" fo:font-style="italic" officeooo:rsid="001fce1c" style:font-size-asian="13.1000003814697pt" style:font-style-asian="italic" style:font-size-complex="15pt" style:font-style-complex="italic"/>
    </style:style>
    <style:style style:name="T18" style:family="text">
      <style:text-properties fo:font-size="15pt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5pt" fo:font-style="normal" style:text-underline-style="none" fo:font-weight="normal" officeooo:rsid="0021955e" style:font-size-asian="13.1000003814697pt" style:font-style-asian="normal" style:font-weight-asian="normal" style:font-size-complex="15pt" style:font-style-complex="normal" style:font-weight-complex="normal"/>
    </style:style>
    <style:style style:name="T20" style:family="text">
      <style:text-properties officeooo:rsid="0019213c"/>
    </style:style>
    <style:style style:name="T21" style:family="text">
      <style:text-properties officeooo:rsid="001a06a4"/>
    </style:style>
    <style:style style:name="T22" style:family="text">
      <style:text-properties officeooo:rsid="001acde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a06a4" style:font-style-asian="italic" style:font-style-complex="italic"/>
    </style:style>
    <style:style style:name="T25" style:family="text">
      <style:text-properties fo:font-style="italic" officeooo:rsid="001acde0" style:font-style-asian="italic" style:font-style-complex="italic"/>
    </style:style>
    <style:style style:name="T26" style:family="text">
      <style:text-properties fo:font-style="italic" officeooo:rsid="001fce1c" style:font-style-asian="italic" style:font-style-complex="italic"/>
    </style:style>
    <style:style style:name="T27" style:family="text">
      <style:text-properties officeooo:rsid="001fce1c"/>
    </style:style>
    <style:style style:name="T28" style:family="text">
      <style:text-properties officeooo:rsid="00235c9b"/>
    </style:style>
    <style:style style:name="T29" style:family="text">
      <style:text-properties officeooo:rsid="0026e716"/>
    </style:style>
    <style:style style:name="T30" style:family="text">
      <style:text-properties officeooo:rsid="0027aeb8"/>
    </style:style>
    <style:style style:name="T31" style:family="text">
      <style:text-properties officeooo:rsid="00295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me <text:span text:style-name="T29">Regression Techniques with Outliers</text:span></text:p>
      <text:p text:style-name="P6"/>
      <text:p text:style-name="P1">‘Regression’ is a common Machine Learning problem whereby we need to predict <text:span text:style-name="T1">a continuous variable with the help of some other variables. Common techniques such as Linear Regression, Multiple Regression, Polynomial Regression are widely used. </text:span></text:p>
      <text:p text:style-name="P1"/>
      <text:p text:style-name="P2">In this article, we would like to go over some relatively uncommon modes of regression, <text:span text:style-name="T30">specifically methods to deal with outliers.</text:span></text:p>
      <text:p text:style-name="P2"/>
      <text:p text:style-name="P7"><text:span text:style-name="T3">W</text:span><text:span text:style-name="T2">hat are these Outliers? </text:span></text:p>
      <text:p text:style-name="P3">Suppose we have a dataset like this: <text:span text:style-name="T31">[linerrud data from sklearn]</text:span></text:p>
      <text:p text:style-name="P3"/>
      <text:p text:style-name="P3"><text:tab/><text:span text:style-name="T23">&lt; Linear Regression Data Having Outliers &gt;</text:span></text:p>
      <text:p text:style-name="P3"><text:span text:style-name="T23"/></text:p>
      <text:p text:style-name="P5">Recall that <text:span text:style-name="T21">in a</text:span> <text:span text:style-name="T21">linear regression problem we have an array of y values(values to be predicted) and corresponding x values(values which we will use to predict y). The equation becomes y[i] = m * x[i] + b + error term.</text:span></text:p>
      <text:p text:style-name="P3"><text:span text:style-name="T23"/></text:p>
      <text:p text:style-name="P4">Th<text:span text:style-name="T28">is</text:span> data has a linear trend. However, we can see the presence of outliers (Data that one considers to be ‘extreme’ <text:span text:style-name="T20">or very erratic</text:span>). <text:span text:style-name="T20">Linear models are very sensitive to outliers and few outliers can skew our predictions heavily. </text:span></text:p>
      <text:p text:style-name="P4"/>
      <text:p text:style-name="P4"><text:span text:style-name="T20">How can we deal with such kinds of data (instead of filtering them, which we can do as an option)?</text:span></text:p>
      <text:p text:style-name="P3"/>
      <text:list xml:id="list1903416331" text:style-name="L2">
        <text:list-item>
          <text:p text:style-name="P12"><text:span text:style-name="T9">Huber Regression :</text:span></text:p>
        </text:list-item>
      </text:list>
      <text:p text:style-name="P14"><text:span text:style-name="T9"/></text:p>
      <text:p text:style-name="P16"><text:span text:style-name="T9">One method that might come to mind is : We use Mean Squared Error as loss function. What if we used a different loss? Something which penalises values close to the true value heavily, and penalises outliers less. This will ensure that our line does not sway with outliers. </text:span></text:p>
      <text:p text:style-name="P16"><text:span text:style-name="T9"/></text:p>
      <text:p text:style-name="P16"><text:span text:style-name="T9">Huber Regression tries to implement this very idea. This regression method minimises the so called Huber Loss:</text:span></text:p>
      <text:p text:style-name="P16"><text:span text:style-name="T9"/></text:p>
      <text:p text:style-name="P16"><text:span text:style-name="T9"><text:tab/></text:span><text:span text:style-name="T13">&lt;Insert Huber Loss function&gt;</text:span></text:p>
      <text:p text:style-name="P16"><text:span text:style-name="T13"/></text:p>
      <text:p text:style-name="P19"><text:span text:style-name="T9">This penalises values closer quadrically, while for values far away, it is linear. </text:span></text:p>
      <text:p text:style-name="P19"><text:span text:style-name="T9"/></text:p>
      <text:p text:style-name="P19"><text:soft-page-break/><text:span text:style-name="T9">This method is already implemented in </text:span><text:span text:style-name="T11">`</text:span><text:span text:style-name="T9">sklearn</text:span><text:span text:style-name="T11">`</text:span><text:span text:style-name="T9"> package in </text:span><text:span text:style-name="T11">python. Below is the code. </text:span></text:p>
      <text:p text:style-name="P19"><text:span text:style-name="T11"/></text:p>
      <text:p text:style-name="P20"><text:span text:style-name="T19"><text:tab/>&lt;</text:span><text:span text:style-name="T18">Insert Code of Huber Regression and Regression Line&gt;</text:span></text:p>
      <text:list xml:id="list1285947562" text:style-name="L1">
        <text:list-item>
          <text:p text:style-name="P11"><text:span text:style-name="T3">Theil Sen Estimator :</text:span></text:p>
        </text:list-item>
      </text:list>
      <text:p text:style-name="P17"><text:span text:style-name="T3"/></text:p>
      <text:p text:style-name="P18"><text:span text:style-name="T12">T</text:span><text:span text:style-name="T9">he median is </text:span><text:span text:style-name="T12">a quantity that is</text:span><text:span text:style-name="T9"> not affected by outliers. </text:span><text:span text:style-name="T12">Can we harness this idea for regression? Yes indeed!</text:span></text:p>
      <text:list xml:id="list3310394739633" text:continue-numbering="true" text:style-name="L1">
        <text:list-header>
          <text:p text:style-name="P11"><text:span text:style-name="T3"/></text:p>
        </text:list-header>
      </text:list>
      <text:p text:style-name="P8"><text:span text:style-name="T3">T</text:span><text:span text:style-name="T2">heil Sen Estimator Method is a non-parametric regression method. This method is robust to outliers, that is the predicted line does not sway much even with the presence of outliers. </text:span><text:span text:style-name="T5"><text:s/></text:span></text:p>
      <text:p text:style-name="P8"><text:span text:style-name="T4"/></text:p>
      <text:p text:style-name="P8"><text:span text:style-name="T2">This method calculates the </text:span><text:span text:style-name="T7">median</text:span><text:span text:style-name="T9"> of the slopes of the line through</text:span><text:span text:style-name="T2"> </text:span><text:span text:style-name="T8">each pair of points. </text:span><text:span text:style-name="T10">This median value becomes the slope of the regression line. The </text:span><text:span text:style-name="T8">intercept</text:span><text:span text:style-name="T10"> becomes the median of the values (</text:span><text:span text:style-name="T14">y[i] – m * x[i]</text:span><text:span text:style-name="T10">). </text:span></text:p>
      <text:p text:style-name="P8"><text:span text:style-name="T10"/></text:p>
      <text:p text:style-name="P9"><text:span text:style-name="T10"><text:tab/></text:span><text:span text:style-name="T14">&lt; </text:span><text:span text:style-name="T13">Github Code &gt;</text:span></text:p>
      <text:p text:style-name="P15"><text:span text:style-name="T9"><text:tab/>&lt; Theil Sen Estimator Line &gt;</text:span></text:p>
      <text:p text:style-name="P15"><text:span text:style-name="T9"/></text:p>
      <text:p text:style-name="P10"><text:span text:style-name="T9">An estimate gives that even if 30% of the data points are corrupted, Theil Sen Estimator still gives satisfactory results. </text:span></text:p>
      <text:p text:style-name="P10"><text:span text:style-name="T9"/></text:p>
      <text:p text:style-name="P13"><text:span text:style-name="T9"/></text:p>
      <text:p text:style-name="P9"><text:span text:style-name="T9"/></text:p>
      <text:p text:style-name="P9"><text:span text:style-name="T9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1:04:45.808105700</meta:creation-date>
    <dc:date>2020-10-14T23:36:58.734544720</dc:date>
    <meta:editing-duration>PT1H50M3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416" meta:character-count="2447" meta:non-whitespace-character-count="2041"/>
  </office:meta>
</office:document-meta>
</file>